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11.91pt"/>
    </style:style>
    <style:style style:name="co6" style:family="table-column">
      <style:table-column-properties fo:break-before="auto" style:column-width="1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11_170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2019-11-11 17:00:18</text:p>
          </table:table-cell>
          <table:table-cell office:value-type="float" office:value="26.52493" calcext:value-type="float">
            <text:p>26.52493</text:p>
          </table:table-cell>
          <table:table-cell office:value-type="float" office:value="1.072549352" calcext:value-type="float">
            <text:p>1.072549352</text:p>
          </table:table-cell>
          <table:table-cell office:value-type="float" office:value="1.227992919" calcext:value-type="float">
            <text:p>1.227992919</text:p>
          </table:table-cell>
          <table:table-cell office:value-type="float" office:value="1.073171028" calcext:value-type="float">
            <text:p>1.073171028</text:p>
          </table:table-cell>
          <table:table-cell/>
          <table:table-cell office:value-type="float" office:value="0.008762658" calcext:value-type="float">
            <text:p>0.008762658</text:p>
          </table:table-cell>
          <table:table-cell office:value-type="float" office:value="0.010032622" calcext:value-type="float">
            <text:p>0.010032622</text:p>
          </table:table-cell>
          <table:table-cell office:value-type="float" office:value="0.008767737" calcext:value-type="float">
            <text:p>0.008767737</text:p>
          </table:table-cell>
          <table:table-cell/>
          <table:table-cell office:value-type="float" office:value="0.007666842" calcext:value-type="float">
            <text:p>0.007666842</text:p>
          </table:table-cell>
          <table:table-cell office:value-type="float" office:value="0.008936805" calcext:value-type="float">
            <text:p>0.008936805</text:p>
          </table:table-cell>
          <table:table-cell office:value-type="float" office:value="0.007671921" calcext:value-type="float">
            <text:p>0.007671921</text:p>
          </table:table-cell>
          <table:table-cell/>
          <table:table-cell office:value-type="float" office:value="26.713881367" calcext:value-type="float">
            <text:p>26.713881367</text:p>
          </table:table-cell>
          <table:table-cell office:value-type="float" office:value="26.745176775" calcext:value-type="float">
            <text:p>26.745176775</text:p>
          </table:table-cell>
          <table:table-cell office:value-type="float" office:value="26.714006531" calcext:value-type="float">
            <text:p>26.714006531</text:p>
          </table:table-cell>
          <table:table-cell/>
          <table:table-cell office:value-type="float" office:value="0.194319215" calcext:value-type="float">
            <text:p>0.194319215</text:p>
          </table:table-cell>
          <table:table-cell office:value-type="float" office:value="0.226502466" calcext:value-type="float">
            <text:p>0.226502466</text:p>
          </table:table-cell>
          <table:table-cell office:value-type="float" office:value="0.19444793" calcext:value-type="float">
            <text:p>0.194447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2019-11-11 17:00:19</text:p>
          </table:table-cell>
          <table:table-cell office:value-type="float" office:value="26.52493" calcext:value-type="float">
            <text:p>26.52493</text:p>
          </table:table-cell>
          <table:table-cell office:value-type="float" office:value="1.184331916" calcext:value-type="float">
            <text:p>1.184331916</text:p>
          </table:table-cell>
          <table:table-cell office:value-type="float" office:value="1.117544903" calcext:value-type="float">
            <text:p>1.117544903</text:p>
          </table:table-cell>
          <table:table-cell office:value-type="float" office:value="1.287428294" calcext:value-type="float">
            <text:p>1.287428294</text:p>
          </table:table-cell>
          <table:table-cell/>
          <table:table-cell office:value-type="float" office:value="0.009675914" calcext:value-type="float">
            <text:p>0.009675914</text:p>
          </table:table-cell>
          <table:table-cell office:value-type="float" office:value="0.009130269" calcext:value-type="float">
            <text:p>0.009130269</text:p>
          </table:table-cell>
          <table:table-cell office:value-type="float" office:value="0.010518205" calcext:value-type="float">
            <text:p>0.010518205</text:p>
          </table:table-cell>
          <table:table-cell/>
          <table:table-cell office:value-type="float" office:value="0.008580098" calcext:value-type="float">
            <text:p>0.008580098</text:p>
          </table:table-cell>
          <table:table-cell office:value-type="float" office:value="0.008034452" calcext:value-type="float">
            <text:p>0.008034452</text:p>
          </table:table-cell>
          <table:table-cell office:value-type="float" office:value="0.009422388" calcext:value-type="float">
            <text:p>0.009422388</text:p>
          </table:table-cell>
          <table:table-cell/>
          <table:table-cell office:value-type="float" office:value="26.736386605" calcext:value-type="float">
            <text:p>26.736386605</text:p>
          </table:table-cell>
          <table:table-cell office:value-type="float" office:value="26.722940396" calcext:value-type="float">
            <text:p>26.722940396</text:p>
          </table:table-cell>
          <table:table-cell office:value-type="float" office:value="26.757142656" calcext:value-type="float">
            <text:p>26.757142656</text:p>
          </table:table-cell>
          <table:table-cell/>
          <table:table-cell office:value-type="float" office:value="0.21746296" calcext:value-type="float">
            <text:p>0.21746296</text:p>
          </table:table-cell>
          <table:table-cell office:value-type="float" office:value="0.203635288" calcext:value-type="float">
            <text:p>0.203635288</text:p>
          </table:table-cell>
          <table:table-cell office:value-type="float" office:value="0.23880771" calcext:value-type="float">
            <text:p>0.238807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2019-11-11 17:00:21</text:p>
          </table:table-cell>
          <table:table-cell office:value-type="float" office:value="26.51988" calcext:value-type="float">
            <text:p>26.51988</text:p>
          </table:table-cell>
          <table:table-cell office:value-type="float" office:value="1.180244825" calcext:value-type="float">
            <text:p>1.180244825</text:p>
          </table:table-cell>
          <table:table-cell office:value-type="float" office:value="1.166080375" calcext:value-type="float">
            <text:p>1.166080375</text:p>
          </table:table-cell>
          <table:table-cell office:value-type="float" office:value="1.288548862" calcext:value-type="float">
            <text:p>1.288548862</text:p>
          </table:table-cell>
          <table:table-cell/>
          <table:table-cell office:value-type="float" office:value="0.009642523" calcext:value-type="float">
            <text:p>0.009642523</text:p>
          </table:table-cell>
          <table:table-cell office:value-type="float" office:value="0.0095268" calcext:value-type="float">
            <text:p>0.0095268</text:p>
          </table:table-cell>
          <table:table-cell office:value-type="float" office:value="0.01052736" calcext:value-type="float">
            <text:p>0.01052736</text:p>
          </table:table-cell>
          <table:table-cell/>
          <table:table-cell office:value-type="float" office:value="0.008546706" calcext:value-type="float">
            <text:p>0.008546706</text:p>
          </table:table-cell>
          <table:table-cell office:value-type="float" office:value="0.008430984" calcext:value-type="float">
            <text:p>0.008430984</text:p>
          </table:table-cell>
          <table:table-cell office:value-type="float" office:value="0.009431543" calcext:value-type="float">
            <text:p>0.009431543</text:p>
          </table:table-cell>
          <table:table-cell/>
          <table:table-cell office:value-type="float" office:value="26.730510594" calcext:value-type="float">
            <text:p>26.730510594</text:p>
          </table:table-cell>
          <table:table-cell office:value-type="float" office:value="26.727658869" calcext:value-type="float">
            <text:p>26.727658869</text:p>
          </table:table-cell>
          <table:table-cell office:value-type="float" office:value="26.752315188" calcext:value-type="float">
            <text:p>26.752315188</text:p>
          </table:table-cell>
          <table:table-cell/>
          <table:table-cell office:value-type="float" office:value="0.21661677" calcext:value-type="float">
            <text:p>0.21661677</text:p>
          </table:table-cell>
          <table:table-cell office:value-type="float" office:value="0.21368416" calcext:value-type="float">
            <text:p>0.21368416</text:p>
          </table:table-cell>
          <table:table-cell office:value-type="float" office:value="0.239039705" calcext:value-type="float">
            <text:p>0.239039705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dataMax</text:p>
          </table:table-cell>
          <table:table-cell office:value-type="float" office:value="26.524931051" calcext:value-type="float">
            <text:p>26.524931051</text:p>
          </table:table-cell>
          <table:table-cell office:value-type="float" office:value="1.184331916" calcext:value-type="float">
            <text:p>1.184331916</text:p>
          </table:table-cell>
          <table:table-cell office:value-type="float" office:value="1.227992919" calcext:value-type="float">
            <text:p>1.227992919</text:p>
          </table:table-cell>
          <table:table-cell office:value-type="float" office:value="1.288548862" calcext:value-type="float">
            <text:p>1.288548862</text:p>
          </table:table-cell>
          <table:table-cell/>
          <table:table-cell office:value-type="float" office:value="0.009675914" calcext:value-type="float">
            <text:p>0.009675914</text:p>
          </table:table-cell>
          <table:table-cell office:value-type="float" office:value="0.010032622" calcext:value-type="float">
            <text:p>0.010032622</text:p>
          </table:table-cell>
          <table:table-cell office:value-type="float" office:value="0.01052736" calcext:value-type="float">
            <text:p>0.01052736</text:p>
          </table:table-cell>
          <table:table-cell/>
          <table:table-cell office:value-type="float" office:value="0.008580098" calcext:value-type="float">
            <text:p>0.008580098</text:p>
          </table:table-cell>
          <table:table-cell office:value-type="float" office:value="0.008936805" calcext:value-type="float">
            <text:p>0.008936805</text:p>
          </table:table-cell>
          <table:table-cell office:value-type="float" office:value="0.009431543" calcext:value-type="float">
            <text:p>0.009431543</text:p>
          </table:table-cell>
          <table:table-cell/>
          <table:table-cell office:value-type="float" office:value="26.736386605" calcext:value-type="float">
            <text:p>26.736386605</text:p>
          </table:table-cell>
          <table:table-cell office:value-type="float" office:value="26.745176775" calcext:value-type="float">
            <text:p>26.745176775</text:p>
          </table:table-cell>
          <table:table-cell office:value-type="float" office:value="26.757142656" calcext:value-type="float">
            <text:p>26.757142656</text:p>
          </table:table-cell>
          <table:table-cell office:value-type="string" calcext:value-type="string">
            <text:p><text:s/></text:p>
          </table:table-cell>
          <table:table-cell office:value-type="float" office:value="0.21746296" calcext:value-type="float">
            <text:p>0.21746296</text:p>
          </table:table-cell>
          <table:table-cell office:value-type="float" office:value="0.226502466" calcext:value-type="float">
            <text:p>0.226502466</text:p>
          </table:table-cell>
          <table:table-cell office:value-type="float" office:value="0.239039705" calcext:value-type="float">
            <text:p>0.2390397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Min</text:p>
          </table:table-cell>
          <table:table-cell office:value-type="float" office:value="26.519876957" calcext:value-type="float">
            <text:p>26.519876957</text:p>
          </table:table-cell>
          <table:table-cell office:value-type="float" office:value="1.072549352" calcext:value-type="float">
            <text:p>1.072549352</text:p>
          </table:table-cell>
          <table:table-cell office:value-type="float" office:value="1.117544903" calcext:value-type="float">
            <text:p>1.117544903</text:p>
          </table:table-cell>
          <table:table-cell office:value-type="float" office:value="1.073171028" calcext:value-type="float">
            <text:p>1.073171028</text:p>
          </table:table-cell>
          <table:table-cell/>
          <table:table-cell office:value-type="float" office:value="0.008762658" calcext:value-type="float">
            <text:p>0.008762658</text:p>
          </table:table-cell>
          <table:table-cell office:value-type="float" office:value="0.009130269" calcext:value-type="float">
            <text:p>0.009130269</text:p>
          </table:table-cell>
          <table:table-cell office:value-type="float" office:value="0.008767737" calcext:value-type="float">
            <text:p>0.008767737</text:p>
          </table:table-cell>
          <table:table-cell/>
          <table:table-cell office:value-type="float" office:value="0.007666842" calcext:value-type="float">
            <text:p>0.007666842</text:p>
          </table:table-cell>
          <table:table-cell office:value-type="float" office:value="0.008034452" calcext:value-type="float">
            <text:p>0.008034452</text:p>
          </table:table-cell>
          <table:table-cell office:value-type="float" office:value="0.007671921" calcext:value-type="float">
            <text:p>0.007671921</text:p>
          </table:table-cell>
          <table:table-cell/>
          <table:table-cell office:value-type="float" office:value="26.713881367" calcext:value-type="float">
            <text:p>26.713881367</text:p>
          </table:table-cell>
          <table:table-cell office:value-type="float" office:value="26.722940396" calcext:value-type="float">
            <text:p>26.722940396</text:p>
          </table:table-cell>
          <table:table-cell office:value-type="float" office:value="26.714006531" calcext:value-type="float">
            <text:p>26.714006531</text:p>
          </table:table-cell>
          <table:table-cell office:value-type="string" calcext:value-type="string">
            <text:p><text:s/></text:p>
          </table:table-cell>
          <table:table-cell office:value-type="float" office:value="0.194319215" calcext:value-type="float">
            <text:p>0.194319215</text:p>
          </table:table-cell>
          <table:table-cell office:value-type="float" office:value="0.203635288" calcext:value-type="float">
            <text:p>0.203635288</text:p>
          </table:table-cell>
          <table:table-cell office:value-type="float" office:value="0.19444793" calcext:value-type="float">
            <text:p>0.194447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Mean</text:p>
          </table:table-cell>
          <table:table-cell office:value-type="float" office:value="26.523246353" calcext:value-type="float">
            <text:p>26.523246353</text:p>
          </table:table-cell>
          <table:table-cell office:value-type="float" office:value="1.145708698" calcext:value-type="float">
            <text:p>1.145708698</text:p>
          </table:table-cell>
          <table:table-cell office:value-type="float" office:value="1.170539399" calcext:value-type="float">
            <text:p>1.170539399</text:p>
          </table:table-cell>
          <table:table-cell office:value-type="float" office:value="1.216382728" calcext:value-type="float">
            <text:p>1.216382728</text:p>
          </table:table-cell>
          <table:table-cell/>
          <table:table-cell office:value-type="float" office:value="0.009360365" calcext:value-type="float">
            <text:p>0.009360365</text:p>
          </table:table-cell>
          <table:table-cell office:value-type="float" office:value="0.00956323" calcext:value-type="float">
            <text:p>0.00956323</text:p>
          </table:table-cell>
          <table:table-cell office:value-type="float" office:value="0.009937767" calcext:value-type="float">
            <text:p>0.009937767</text:p>
          </table:table-cell>
          <table:table-cell/>
          <table:table-cell office:value-type="float" office:value="0.008264549" calcext:value-type="float">
            <text:p>0.008264549</text:p>
          </table:table-cell>
          <table:table-cell office:value-type="float" office:value="0.008467414" calcext:value-type="float">
            <text:p>0.008467414</text:p>
          </table:table-cell>
          <table:table-cell office:value-type="float" office:value="0.008841951" calcext:value-type="float">
            <text:p>0.008841951</text:p>
          </table:table-cell>
          <table:table-cell/>
          <table:table-cell office:value-type="float" office:value="26.726926189" calcext:value-type="float">
            <text:p>26.726926189</text:p>
          </table:table-cell>
          <table:table-cell office:value-type="float" office:value="26.731925347" calcext:value-type="float">
            <text:p>26.731925347</text:p>
          </table:table-cell>
          <table:table-cell office:value-type="float" office:value="26.741154792" calcext:value-type="float">
            <text:p>26.741154792</text:p>
          </table:table-cell>
          <table:table-cell office:value-type="string" calcext:value-type="string">
            <text:p><text:s/></text:p>
          </table:table-cell>
          <table:table-cell office:value-type="float" office:value="0.209466315" calcext:value-type="float">
            <text:p>0.209466315</text:p>
          </table:table-cell>
          <table:table-cell office:value-type="float" office:value="0.214607305" calcext:value-type="float">
            <text:p>0.214607305</text:p>
          </table:table-cell>
          <table:table-cell office:value-type="float" office:value="0.224098448" calcext:value-type="float">
            <text:p>0.2240984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Median</text:p>
          </table:table-cell>
          <table:table-cell office:value-type="float" office:value="26.524931051" calcext:value-type="float">
            <text:p>26.524931051</text:p>
          </table:table-cell>
          <table:table-cell office:value-type="float" office:value="1.180244825" calcext:value-type="float">
            <text:p>1.180244825</text:p>
          </table:table-cell>
          <table:table-cell office:value-type="float" office:value="1.166080375" calcext:value-type="float">
            <text:p>1.166080375</text:p>
          </table:table-cell>
          <table:table-cell office:value-type="float" office:value="1.287428294" calcext:value-type="float">
            <text:p>1.287428294</text:p>
          </table:table-cell>
          <table:table-cell/>
          <table:table-cell office:value-type="float" office:value="0.009642523" calcext:value-type="float">
            <text:p>0.009642523</text:p>
          </table:table-cell>
          <table:table-cell office:value-type="float" office:value="0.0095268" calcext:value-type="float">
            <text:p>0.0095268</text:p>
          </table:table-cell>
          <table:table-cell office:value-type="float" office:value="0.010518205" calcext:value-type="float">
            <text:p>0.010518205</text:p>
          </table:table-cell>
          <table:table-cell/>
          <table:table-cell office:value-type="float" office:value="0.008546706" calcext:value-type="float">
            <text:p>0.008546706</text:p>
          </table:table-cell>
          <table:table-cell office:value-type="float" office:value="0.008430984" calcext:value-type="float">
            <text:p>0.008430984</text:p>
          </table:table-cell>
          <table:table-cell office:value-type="float" office:value="0.009422388" calcext:value-type="float">
            <text:p>0.009422388</text:p>
          </table:table-cell>
          <table:table-cell/>
          <table:table-cell office:value-type="float" office:value="26.730510594" calcext:value-type="float">
            <text:p>26.730510594</text:p>
          </table:table-cell>
          <table:table-cell office:value-type="float" office:value="26.727658869" calcext:value-type="float">
            <text:p>26.727658869</text:p>
          </table:table-cell>
          <table:table-cell office:value-type="float" office:value="26.752315188" calcext:value-type="float">
            <text:p>26.752315188</text:p>
          </table:table-cell>
          <table:table-cell office:value-type="string" calcext:value-type="string">
            <text:p><text:s/></text:p>
          </table:table-cell>
          <table:table-cell office:value-type="float" office:value="0.21661677" calcext:value-type="float">
            <text:p>0.21661677</text:p>
          </table:table-cell>
          <table:table-cell office:value-type="float" office:value="0.21368416" calcext:value-type="float">
            <text:p>0.21368416</text:p>
          </table:table-cell>
          <table:table-cell office:value-type="float" office:value="0.23880771" calcext:value-type="float">
            <text:p>0.238807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Average</text:p>
          </table:table-cell>
          <table:table-cell office:value-type="float" office:value="26.523246353" calcext:value-type="float">
            <text:p>26.523246353</text:p>
          </table:table-cell>
          <table:table-cell office:value-type="float" office:value="1.145708698" calcext:value-type="float">
            <text:p>1.145708698</text:p>
          </table:table-cell>
          <table:table-cell office:value-type="float" office:value="1.170539399" calcext:value-type="float">
            <text:p>1.170539399</text:p>
          </table:table-cell>
          <table:table-cell office:value-type="float" office:value="1.216382728" calcext:value-type="float">
            <text:p>1.216382728</text:p>
          </table:table-cell>
          <table:table-cell/>
          <table:table-cell office:value-type="float" office:value="0.009360365" calcext:value-type="float">
            <text:p>0.009360365</text:p>
          </table:table-cell>
          <table:table-cell office:value-type="float" office:value="0.00956323" calcext:value-type="float">
            <text:p>0.00956323</text:p>
          </table:table-cell>
          <table:table-cell office:value-type="float" office:value="0.009937767" calcext:value-type="float">
            <text:p>0.009937767</text:p>
          </table:table-cell>
          <table:table-cell/>
          <table:table-cell office:value-type="float" office:value="0.008264549" calcext:value-type="float">
            <text:p>0.008264549</text:p>
          </table:table-cell>
          <table:table-cell office:value-type="float" office:value="0.008467414" calcext:value-type="float">
            <text:p>0.008467414</text:p>
          </table:table-cell>
          <table:table-cell office:value-type="float" office:value="0.008841951" calcext:value-type="float">
            <text:p>0.008841951</text:p>
          </table:table-cell>
          <table:table-cell/>
          <table:table-cell office:value-type="float" office:value="26.726926189" calcext:value-type="float">
            <text:p>26.726926189</text:p>
          </table:table-cell>
          <table:table-cell office:value-type="float" office:value="26.731925347" calcext:value-type="float">
            <text:p>26.731925347</text:p>
          </table:table-cell>
          <table:table-cell office:value-type="float" office:value="26.741154792" calcext:value-type="float">
            <text:p>26.741154792</text:p>
          </table:table-cell>
          <table:table-cell office:value-type="string" calcext:value-type="string">
            <text:p><text:s/></text:p>
          </table:table-cell>
          <table:table-cell office:value-type="float" office:value="0.209466315" calcext:value-type="float">
            <text:p>0.209466315</text:p>
          </table:table-cell>
          <table:table-cell office:value-type="float" office:value="0.214607305" calcext:value-type="float">
            <text:p>0.214607305</text:p>
          </table:table-cell>
          <table:table-cell office:value-type="float" office:value="0.224098448" calcext:value-type="float">
            <text:p>0.2240984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StdDev</text:p>
          </table:table-cell>
          <table:table-cell office:value-type="float" office:value="0.002382523" calcext:value-type="float">
            <text:p>0.002382523</text:p>
          </table:table-cell>
          <table:table-cell office:value-type="float" office:value="0.051758371" calcext:value-type="float">
            <text:p>0.051758371</text:p>
          </table:table-cell>
          <table:table-cell office:value-type="float" office:value="0.045200319" calcext:value-type="float">
            <text:p>0.045200319</text:p>
          </table:table-cell>
          <table:table-cell office:value-type="float" office:value="0.101266997" calcext:value-type="float">
            <text:p>0.101266997</text:p>
          </table:table-cell>
          <table:table-cell/>
          <table:table-cell office:value-type="float" office:value="0.000422863" calcext:value-type="float">
            <text:p>0.000422863</text:p>
          </table:table-cell>
          <table:table-cell office:value-type="float" office:value="0.000369284" calcext:value-type="float">
            <text:p>0.000369284</text:p>
          </table:table-cell>
          <table:table-cell office:value-type="float" office:value="0.000827345" calcext:value-type="float">
            <text:p>0.000827345</text:p>
          </table:table-cell>
          <table:table-cell/>
          <table:table-cell office:value-type="float" office:value="0.000422863" calcext:value-type="float">
            <text:p>0.000422863</text:p>
          </table:table-cell>
          <table:table-cell office:value-type="float" office:value="0.000369284" calcext:value-type="float">
            <text:p>0.000369284</text:p>
          </table:table-cell>
          <table:table-cell office:value-type="float" office:value="0.000827345" calcext:value-type="float">
            <text:p>0.000827345</text:p>
          </table:table-cell>
          <table:table-cell/>
          <table:table-cell office:value-type="float" office:value="0.009530911" calcext:value-type="float">
            <text:p>0.009530911</text:p>
          </table:table-cell>
          <table:table-cell office:value-type="float" office:value="0.00956613" calcext:value-type="float">
            <text:p>0.00956613</text:p>
          </table:table-cell>
          <table:table-cell office:value-type="float" office:value="0.019297619" calcext:value-type="float">
            <text:p>0.019297619</text:p>
          </table:table-cell>
          <table:table-cell office:value-type="string" calcext:value-type="string">
            <text:p><text:s/></text:p>
          </table:table-cell>
          <table:table-cell office:value-type="float" office:value="0.010716187" calcext:value-type="float">
            <text:p>0.010716187</text:p>
          </table:table-cell>
          <table:table-cell office:value-type="float" office:value="0.00935828" calcext:value-type="float">
            <text:p>0.00935828</text:p>
          </table:table-cell>
          <table:table-cell office:value-type="float" office:value="0.020966296" calcext:value-type="float">
            <text:p>0.020966296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formula="of:=SUM([.D9:.F9])/3" office:value-type="float" office:value="1.21125116466667" calcext:value-type="float">
            <text:p>1.21125116466667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22:55:11.418768747</dc:date>
    <meta:editing-duration>PT5H40M16S</meta:editing-duration>
    <meta:editing-cycles>2</meta:editing-cycles>
    <meta:generator>LibreOffice/5.2.7.2$Linux_ARM_EABI LibreOffice_project/20m0$Build-2</meta:generator>
    <meta:document-statistic meta:table-count="1" meta:cell-count="205" meta:object-count="0"/>
  </office:meta>
</office:document-meta>
</file>